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e4" style:family="table-cell" style:parent-style-name="Default" style:data-style-name="N21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RIA_RITA_4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397 USF MAIS ACS MARIA RITA DA SILV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ESF MAIS MARIA RITA IV, 00024261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6H59M0S" table:style-name="ce3">
            <text:p>16:59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MANDA DOS SANTOS PEREIRA</text:p>
          </table:table-cell>
          <table:table-cell office:value-type="date" office:date-value="1995-08-10T00:00:00" table:style-name="ce2">
            <text:p>10/08/1995</text:p>
          </table:table-cell>
          <table:table-cell office:value-type="string" table:style-name="ce1">
            <text:p>30 ano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1.218.494-07</text:p>
          </table:table-cell>
          <table:table-cell office:value-type="float" office:value="898003733131985" table:style-name="ce1">
            <text:p>8,98004E+14</text:p>
          </table:table-cell>
          <table:table-cell office:value-type="string" table:style-name="ce1">
            <text:p>(81) 98697-06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rrégo josé grande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4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5.45" table:style-name="ce1">
            <text:p>95,45</text:p>
          </table:table-cell>
          <table:table-cell office:value-type="float" office:value="159" table:style-name="ce1">
            <text:p>159</text:p>
          </table:table-cell>
          <table:table-cell office:value-type="date" office:date-value="2025-07-07T00:00:00" table:style-name="ce2">
            <text:p>07/07/2025</text:p>
          </table:table-cell>
          <table:table-cell office:value-type="string" table:style-name="ce1">
            <text:p>120/75</text:p>
          </table:table-cell>
          <table:table-cell office:value-type="date" office:date-value="2025-08-06T00:00:00" table:style-name="ce2">
            <text:p>06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PAULA MEDEIROS DA SILVA</text:p>
          </table:table-cell>
          <table:table-cell office:value-type="date" office:date-value="1998-05-10T00:00:00" table:style-name="ce2">
            <text:p>10/05/1998</text:p>
          </table:table-cell>
          <table:table-cell office:value-type="string" table:style-name="ce1">
            <text:p>27 anos e 3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3.757.564-11</text:p>
          </table:table-cell>
          <table:table-cell office:value-type="float" office:value="200337672830007" table:style-name="ce1">
            <text:p>2,00338E+14</text:p>
          </table:table-cell>
          <table:table-cell office:value-type="string" table:style-name="ce1">
            <text:p>(81) 98605-45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to itaúna</text:p>
          </table:table-cell>
          <table:table-cell office:value-type="string" table:style-name="ce1">
            <text:p>24CASA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2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.099999999999994" table:style-name="ce1">
            <text:p>71,1</text:p>
          </table:table-cell>
          <table:table-cell office:value-type="float" office:value="158" table:style-name="ce1">
            <text:p>158</text:p>
          </table:table-cell>
          <table:table-cell office:value-type="date" office:date-value="2024-10-22T00:00:00" table:style-name="ce2">
            <text:p>22/10/2024</text:p>
          </table:table-cell>
          <table:table-cell office:value-type="string" table:style-name="ce1">
            <text:p>120/80</text:p>
          </table:table-cell>
          <table:table-cell office:value-type="date" office:date-value="2024-10-22T00:00:00" table:style-name="ce2">
            <text:p>22/10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9" table:style-name="ce1">
            <text:p>89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RUNA ROCHA DA SILVA</text:p>
          </table:table-cell>
          <table:table-cell office:value-type="date" office:date-value="1996-04-15T00:00:00" table:style-name="ce2">
            <text:p>15/04/1996</text:p>
          </table:table-cell>
          <table:table-cell office:value-type="string" table:style-name="ce1">
            <text:p>29 anos e 4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7.934.374-32</text:p>
          </table:table-cell>
          <table:table-cell office:value-type="float" office:value="704709530827440" table:style-name="ce1">
            <text:p>7,0471E+14</text:p>
          </table:table-cell>
          <table:table-cell office:value-type="string" table:style-name="ce1">
            <text:p>(81) 99613-07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sé de souz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E BONIFA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1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6.5" table:style-name="ce1">
            <text:p>86,5</text:p>
          </table:table-cell>
          <table:table-cell office:value-type="float" office:value="169" table:style-name="ce1">
            <text:p>169</text:p>
          </table:table-cell>
          <table:table-cell office:value-type="date" office:date-value="2021-10-22T00:00:00" table:style-name="ce2">
            <text:p>22/10/2021</text:p>
          </table:table-cell>
          <table:table-cell office:value-type="string" table:style-name="ce1">
            <text:p>110/70</text:p>
          </table:table-cell>
          <table:table-cell office:value-type="date" office:date-value="2021-10-22T00:00:00" table:style-name="ce2">
            <text:p>22/10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8" table:style-name="ce1">
            <text:p>228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SSIANE BARROS DA PAZ</text:p>
          </table:table-cell>
          <table:table-cell office:value-type="date" office:date-value="2011-03-22T00:00:00" table:style-name="ce2">
            <text:p>22/03/2011</text:p>
          </table:table-cell>
          <table:table-cell office:value-type="string" table:style-name="ce1">
            <text:p>14 anos e 5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6.300.224-62</text:p>
          </table:table-cell>
          <table:table-cell office:value-type="float" office:value="703600061662635" table:style-name="ce1">
            <text:p>7,036E+14</text:p>
          </table:table-cell>
          <table:table-cell office:value-type="string" table:style-name="ce1">
            <text:p>(81) 99715-52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7115-430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órrego josé grande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2.45" table:style-name="ce1">
            <text:p>52,45</text:p>
          </table:table-cell>
          <table:table-cell office:value-type="float" office:value="162" table:style-name="ce1">
            <text:p>162</text:p>
          </table:table-cell>
          <table:table-cell office:value-type="date" office:date-value="2025-06-30T00:00:00" table:style-name="ce2">
            <text:p>30/06/2025</text:p>
          </table:table-cell>
          <table:table-cell office:value-type="string" table:style-name="ce1">
            <text:p>103/68</text:p>
          </table:table-cell>
          <table:table-cell office:value-type="date" office:date-value="2025-06-30T00:00:00" table:style-name="ce2">
            <text:p>30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EBORA MARIA HELENA DA SILVA</text:p>
          </table:table-cell>
          <table:table-cell office:value-type="date" office:date-value="1990-04-26T00:00:00" table:style-name="ce2">
            <text:p>26/04/1990</text:p>
          </table:table-cell>
          <table:table-cell office:value-type="string" table:style-name="ce1">
            <text:p>35 anos e 4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2.201.174-03</text:p>
          </table:table-cell>
          <table:table-cell office:value-type="float" office:value="701808287606476" table:style-name="ce1">
            <text:p>7,01808E+14</text:p>
          </table:table-cell>
          <table:table-cell office:value-type="string" table:style-name="ce1">
            <text:p>(81) 99683-823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rrégo josé grande</text:p>
          </table:table-cell>
          <table:table-cell office:value-type="string" table:style-name="ce1">
            <text:p>407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4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6" table:style-name="ce1">
            <text:p>63,6</text:p>
          </table:table-cell>
          <table:table-cell office:value-type="float" office:value="152" table:style-name="ce1">
            <text:p>152</text:p>
          </table:table-cell>
          <table:table-cell office:value-type="date" office:date-value="2025-07-23T00:00:00" table:style-name="ce2">
            <text:p>23/07/2025</text:p>
          </table:table-cell>
          <table:table-cell office:value-type="string" table:style-name="ce1">
            <text:p>111/71</text:p>
          </table:table-cell>
          <table:table-cell office:value-type="date" office:date-value="2025-07-23T00:00:00" table:style-name="ce2">
            <text:p>23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CIELLE PENHA DE ANDRADE</text:p>
          </table:table-cell>
          <table:table-cell office:value-type="date" office:date-value="2002-05-05T00:00:00" table:style-name="ce2">
            <text:p>05/05/2002</text:p>
          </table:table-cell>
          <table:table-cell office:value-type="string" table:style-name="ce1">
            <text:p>23 anos e 3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1.940.874-77</text:p>
          </table:table-cell>
          <table:table-cell office:value-type="float" office:value="701203021777113" table:style-name="ce1">
            <text:p>7,01203E+14</text:p>
          </table:table-cell>
          <table:table-cell office:value-type="string" table:style-name="ce1">
            <text:p>(81) 98875-638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rrégo josé grande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ALTO JOSE BONIFACIO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4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.5" table:style-name="ce1">
            <text:p>62,5</text:p>
          </table:table-cell>
          <table:table-cell office:value-type="float" office:value="162" table:style-name="ce1">
            <text:p>162</text:p>
          </table:table-cell>
          <table:table-cell office:value-type="date" office:date-value="2025-07-21T00:00:00" table:style-name="ce2">
            <text:p>21/07/2025</text:p>
          </table:table-cell>
          <table:table-cell office:value-type="string" table:style-name="ce1">
            <text:p>110/7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ELY ADELAIDE TENORIO DE LIMA</text:p>
          </table:table-cell>
          <table:table-cell office:value-type="date" office:date-value="2003-09-07T00:00:00" table:style-name="ce2">
            <text:p>07/09/2003</text:p>
          </table:table-cell>
          <table:table-cell office:value-type="string" table:style-name="ce1">
            <text:p>21 anos e 11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9.704.054-06</text:p>
          </table:table-cell>
          <table:table-cell office:value-type="float" office:value="702300104464710" table:style-name="ce1">
            <text:p>7,023E+14</text:p>
          </table:table-cell>
          <table:table-cell office:value-type="string" table:style-name="ce1">
            <text:p>(81) 99965-74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to itaún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250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75</text:p>
          </table:table-cell>
          <table:table-cell office:value-type="date" office:date-value="2023-09-28T00:00:00" table:style-name="ce2">
            <text:p>28/09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8" table:style-name="ce1">
            <text:p>138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CHELE DE CASSIA SILVA DOS SANTOS</text:p>
          </table:table-cell>
          <table:table-cell office:value-type="date" office:date-value="1990-07-26T00:00:00" table:style-name="ce2">
            <text:p>26/07/1990</text:p>
          </table:table-cell>
          <table:table-cell office:value-type="string" table:style-name="ce1">
            <text:p>35 anos e 1 mê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9.392.804-26</text:p>
          </table:table-cell>
          <table:table-cell office:value-type="float" office:value="206057329780008" table:style-name="ce1">
            <text:p>2,06057E+14</text:p>
          </table:table-cell>
          <table:table-cell office:value-type="string" table:style-name="ce1">
            <text:p>(81) 98573-209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to itaúna</text:p>
          </table:table-cell>
          <table:table-cell office:value-type="string" table:style-name="ce1">
            <text:p>26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25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.7" table:style-name="ce1">
            <text:p>67,7</text:p>
          </table:table-cell>
          <table:table-cell office:value-type="float" office:value="150" table:style-name="ce1">
            <text:p>150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100/70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ATRICIA SILVA DE ALCANTARA</text:p>
          </table:table-cell>
          <table:table-cell office:value-type="date" office:date-value="1984-10-19T00:00:00" table:style-name="ce2">
            <text:p>19/10/1984</text:p>
          </table:table-cell>
          <table:table-cell office:value-type="string" table:style-name="ce1">
            <text:p>40 anos e 10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63.321.994-07</text:p>
          </table:table-cell>
          <table:table-cell office:value-type="float" office:value="702404598007327" table:style-name="ce1">
            <text:p>7,02405E+14</text:p>
          </table:table-cell>
          <table:table-cell office:value-type="string" table:style-name="ce1">
            <text:p>(81) 98456-92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rrégo josé grande</text:p>
          </table:table-cell>
          <table:table-cell office:value-type="float" office:value="457" table:style-name="ce1">
            <text:p>45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40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.05" table:style-name="ce1">
            <text:p>74,05</text:p>
          </table:table-cell>
          <table:table-cell office:value-type="float" office:value="160" table:style-name="ce1">
            <text:p>160</text:p>
          </table:table-cell>
          <table:table-cell office:value-type="date" office:date-value="2023-04-03T00:00:00" table:style-name="ce2">
            <text:p>03/04/2023</text:p>
          </table:table-cell>
          <table:table-cell office:value-type="string" table:style-name="ce1">
            <text:p>120/80</text:p>
          </table:table-cell>
          <table:table-cell office:value-type="date" office:date-value="2023-06-15T00:00:00" table:style-name="ce2">
            <text:p>15/06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7" table:style-name="ce1">
            <text:p>147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YNNARA EMMLY DA SILVA SOUZA</text:p>
          </table:table-cell>
          <table:table-cell office:value-type="date" office:date-value="2003-04-18T00:00:00" table:style-name="ce2">
            <text:p>18/04/2003</text:p>
          </table:table-cell>
          <table:table-cell office:value-type="string" table:style-name="ce1">
            <text:p>22 anos e 4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0.304.244-62</text:p>
          </table:table-cell>
          <table:table-cell office:value-type="float" office:value="700408981310646" table:style-name="ce1">
            <text:p>7,00409E+14</text:p>
          </table:table-cell>
          <table:table-cell office:value-type="string" table:style-name="ce1">
            <text:p>(81) 98413-19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dustina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ALTO JOSÉ BONIFA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16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.4" table:style-name="ce1">
            <text:p>59,4</text:p>
          </table:table-cell>
          <table:table-cell office:value-type="float" office:value="162" table:style-name="ce1">
            <text:p>162</text:p>
          </table:table-cell>
          <table:table-cell office:value-type="date" office:date-value="2025-06-27T00:00:00" table:style-name="ce2">
            <text:p>27/06/2025</text:p>
          </table:table-cell>
          <table:table-cell office:value-type="string" table:style-name="ce1">
            <text:p>100/70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Habitual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EXSANDRA FLORENCIO DA COSTA</text:p>
          </table:table-cell>
          <table:table-cell office:value-type="date" office:date-value="1977-11-04T00:00:00" table:style-name="ce2">
            <text:p>04/11/1977</text:p>
          </table:table-cell>
          <table:table-cell office:value-type="string" table:style-name="ce1">
            <text:p>47 anos e 9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3.975.044-33</text:p>
          </table:table-cell>
          <table:table-cell office:value-type="float" office:value="704801593195745" table:style-name="ce1">
            <text:p>7,04802E+14</text:p>
          </table:table-cell>
          <table:table-cell office:value-type="string" table:style-name="ce1">
            <text:p>(81) 98474-477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drolandi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2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2025-11-17T00:00:00" table:style-name="ce4">
            <text:p>17/nov</text:p>
          </table:table-cell>
          <table:table-cell office:value-type="date" office:date-value="2020-09-28T00:00:00" table:style-name="ce2">
            <text:p>28/09/2020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1" table:style-name="ce1">
            <text:p>29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MYLA BARROS RODRIGUES DA SILVA</text:p>
          </table:table-cell>
          <table:table-cell office:value-type="date" office:date-value="2005-02-17T00:00:00" table:style-name="ce2">
            <text:p>17/02/2005</text:p>
          </table:table-cell>
          <table:table-cell office:value-type="string" table:style-name="ce1">
            <text:p>20 anos e 6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36.055.354-10</text:p>
          </table:table-cell>
          <table:table-cell office:value-type="float" office:value="898003483237757" table:style-name="ce1">
            <text:p>8,98003E+14</text:p>
          </table:table-cell>
          <table:table-cell office:value-type="string" table:style-name="ce1">
            <text:p>(81) 3355-604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odocongó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E BONIFA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260</text:p>
          </table:table-cell>
          <table:table-cell office:value-type="float" office:value="9" table:style-name="ce1">
            <text:p>9</text:p>
          </table:table-cell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.3" table:style-name="ce1">
            <text:p>64,3</text:p>
          </table:table-cell>
          <table:table-cell office:value-type="float" office:value="167" table:style-name="ce1">
            <text:p>167</text:p>
          </table:table-cell>
          <table:table-cell office:value-type="date" office:date-value="2023-01-23T00:00:00" table:style-name="ce2">
            <text:p>23/01/2023</text:p>
          </table:table-cell>
          <table:table-cell office:value-type="string" table:style-name="ce1">
            <text:p>110/80</text:p>
          </table:table-cell>
          <table:table-cell office:value-type="date" office:date-value="2023-01-23T00:00:00" table:style-name="ce2">
            <text:p>23/01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8" table:style-name="ce1">
            <text:p>168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YANE MARIA DA SILVA</text:p>
          </table:table-cell>
          <table:table-cell office:value-type="date" office:date-value="1998-09-07T00:00:00" table:style-name="ce2">
            <text:p>07/09/1998</text:p>
          </table:table-cell>
          <table:table-cell office:value-type="string" table:style-name="ce1">
            <text:p>26 anos e 11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17.264.884-62</text:p>
          </table:table-cell>
          <table:table-cell office:value-type="float" office:value="898004507045098" table:style-name="ce1">
            <text:p>8,98005E+14</text:p>
          </table:table-cell>
          <table:table-cell office:value-type="string" table:style-name="ce1">
            <text:p>(81) 99610-023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jedo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CASA C</text:p>
          </table:table-cell>
          <table:table-cell office:value-type="string" table:style-name="ce1">
            <text:p>ALTO JOSÉ BONIFA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28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90/70</text:p>
          </table:table-cell>
          <table:table-cell office:value-type="date" office:date-value="2024-07-08T00:00:00" table:style-name="ce2">
            <text:p>08/07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6" table:style-name="ce1">
            <text:p>9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MILLY MARTINIANO DOS SANTOS</text:p>
          </table:table-cell>
          <table:table-cell office:value-type="date" office:date-value="2007-03-03T00:00:00" table:style-name="ce2">
            <text:p>03/03/2007</text:p>
          </table:table-cell>
          <table:table-cell office:value-type="string" table:style-name="ce1">
            <text:p>18 anos e 5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1.395.764-58</text:p>
          </table:table-cell>
          <table:table-cell office:value-type="float" office:value="700205965597730" table:style-name="ce1">
            <text:p>7,00206E+14</text:p>
          </table:table-cell>
          <table:table-cell office:value-type="string" table:style-name="ce1">
            <text:p>(81) 98373-809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jedo</text:p>
          </table:table-cell>
          <table:table-cell office:value-type="float" office:value="4131" table:style-name="ce1">
            <text:p>4131</text:p>
          </table:table-cell>
          <table:table-cell office:value-type="string" table:style-name="ce1">
            <text:p>CASA D</text:p>
          </table:table-cell>
          <table:table-cell office:value-type="string" table:style-name="ce1">
            <text:p>ALTO JOSÉ BONIFA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28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.400000000000006" table:style-name="ce1">
            <text:p>66,4</text:p>
          </table:table-cell>
          <table:table-cell office:value-type="float" office:value="171" table:style-name="ce1">
            <text:p>171</text:p>
          </table:table-cell>
          <table:table-cell office:value-type="date" office:date-value="2024-02-01T00:00:00" table:style-name="ce2">
            <text:p>01/02/2024</text:p>
          </table:table-cell>
          <table:table-cell office:value-type="string" table:style-name="ce1">
            <text:p>100/70</text:p>
          </table:table-cell>
          <table:table-cell office:value-type="date" office:date-value="2024-02-26T00:00:00" table:style-name="ce2">
            <text:p>26/02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VELINE DOS SANTOS BARROSO</text:p>
          </table:table-cell>
          <table:table-cell office:value-type="date" office:date-value="1992-08-29T00:00:00" table:style-name="ce2">
            <text:p>29/08/1992</text:p>
          </table:table-cell>
          <table:table-cell office:value-type="string" table:style-name="ce1">
            <text:p>33 ano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2.499.804-01</text:p>
          </table:table-cell>
          <table:table-cell office:value-type="float" office:value="700503382636255" table:style-name="ce1">
            <text:p>7,00503E+14</text:p>
          </table:table-cell>
          <table:table-cell office:value-type="string" table:style-name="ce1">
            <text:p>(81) 8482-8061</text:p>
          </table:table-cell>
          <table:table-cell office:value-type="string" table:style-name="ce1">
            <text:p>(81) 3266-1572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jedo</text:p>
          </table:table-cell>
          <table:table-cell office:value-type="float" office:value="4145" table:style-name="ce1">
            <text:p>4145</text:p>
          </table:table-cell>
          <table:table-cell office:value-type="string" table:style-name="ce1">
            <text:p>CASA B</text:p>
          </table:table-cell>
          <table:table-cell office:value-type="string" table:style-name="ce1">
            <text:p>ALTO JOSÉ BONIFA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28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" table:style-name="ce1">
            <text:p>77</text:p>
          </table:table-cell>
          <table:table-cell office:value-type="float" office:value="165" table:style-name="ce1">
            <text:p>165</text:p>
          </table:table-cell>
          <table:table-cell office:value-type="date" office:date-value="2025-07-24T00:00:00" table:style-name="ce2">
            <text:p>24/07/2025</text:p>
          </table:table-cell>
          <table:table-cell office:value-type="string" table:style-name="ce1">
            <text:p>110/70</text:p>
          </table:table-cell>
          <table:table-cell office:value-type="date" office:date-value="2025-07-24T00:00:00" table:style-name="ce2">
            <text:p>24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EDUARDA BARROS MENDES DA SILVA</text:p>
          </table:table-cell>
          <table:table-cell office:value-type="date" office:date-value="2001-05-21T00:00:00" table:style-name="ce2">
            <text:p>21/05/2001</text:p>
          </table:table-cell>
          <table:table-cell office:value-type="string" table:style-name="ce1">
            <text:p>24 anos e 3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5.829.054-36</text:p>
          </table:table-cell>
          <table:table-cell office:value-type="float" office:value="702009302213588" table:style-name="ce1">
            <text:p>7,02009E+14</text:p>
          </table:table-cell>
          <table:table-cell office:value-type="string" table:style-name="ce1">
            <text:p>(81) 98569-65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odocongó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ASA B</text:p>
          </table:table-cell>
          <table:table-cell office:value-type="string" table:style-name="ce1">
            <text:p>ALTO JOSE BONIFA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26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" table:style-name="ce1">
            <text:p>55</text:p>
          </table:table-cell>
          <table:table-cell office:value-type="float" office:value="162" table:style-name="ce1">
            <text:p>162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95/66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Habitual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FAELLA DA SILVA SOUZA</text:p>
          </table:table-cell>
          <table:table-cell office:value-type="date" office:date-value="2000-03-19T00:00:00" table:style-name="ce2">
            <text:p>19/03/2000</text:p>
          </table:table-cell>
          <table:table-cell office:value-type="string" table:style-name="ce1">
            <text:p>25 anos e 5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-</text:p>
          </table:table-cell>
          <table:table-cell office:value-type="float" office:value="704208259197583" table:style-name="ce1">
            <text:p>7,04208E+14</text:p>
          </table:table-cell>
          <table:table-cell office:value-type="string" table:style-name="ce1">
            <text:p>(81) 98534-2457</text:p>
          </table:table-cell>
          <table:table-cell office:value-type="string" table:style-name="ce1">
            <text:p>(61) 3315-2425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drolandi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270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.35" table:style-name="ce1">
            <text:p>60,35</text:p>
          </table:table-cell>
          <table:table-cell office:value-type="float" office:value="150" table:style-name="ce1">
            <text:p>150</text:p>
          </table:table-cell>
          <table:table-cell office:value-type="date" office:date-value="2024-07-25T00:00:00" table:style-name="ce2">
            <text:p>25/07/2024</text:p>
          </table:table-cell>
          <table:table-cell office:value-type="string" table:style-name="ce1">
            <text:p>100/80</text:p>
          </table:table-cell>
          <table:table-cell office:value-type="date" office:date-value="2024-07-25T00:00:00" table:style-name="ce2">
            <text:p>25/07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" table:style-name="ce1">
            <text:p>8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YHASMIM FREITAS DE MOURA</text:p>
          </table:table-cell>
          <table:table-cell office:value-type="date" office:date-value="2005-05-12T00:00:00" table:style-name="ce2">
            <text:p>12/05/2005</text:p>
          </table:table-cell>
          <table:table-cell office:value-type="string" table:style-name="ce1">
            <text:p>20 anos e 3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6.596.474-80</text:p>
          </table:table-cell>
          <table:table-cell office:value-type="float" office:value="705002050488853" table:style-name="ce1">
            <text:p>7,05002E+14</text:p>
          </table:table-cell>
          <table:table-cell office:value-type="string" table:style-name="ce1">
            <text:p>(81) 99985-81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odocongó</text:p>
          </table:table-cell>
          <table:table-cell office:value-type="float" office:value="2131" table:style-name="ce1">
            <text:p>2131</text:p>
          </table:table-cell>
          <table:table-cell office:value-type="string" table:style-name="ce1">
            <text:p>CASA B</text:p>
          </table:table-cell>
          <table:table-cell office:value-type="string" table:style-name="ce1">
            <text:p>ALTO JOSE BONIFA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26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3.55" table:style-name="ce1">
            <text:p>53,55</text:p>
          </table:table-cell>
          <table:table-cell office:value-type="float" office:value="152" table:style-name="ce1">
            <text:p>152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110/7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LANA DIAS DE ARAUJO</text:p>
          </table:table-cell>
          <table:table-cell office:value-type="date" office:date-value="1994-07-15T00:00:00" table:style-name="ce2">
            <text:p>15/07/1994</text:p>
          </table:table-cell>
          <table:table-cell office:value-type="string" table:style-name="ce1">
            <text:p>31 anos e 1 mê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1.856.214-31</text:p>
          </table:table-cell>
          <table:table-cell office:value-type="float" office:value="704104133986470" table:style-name="ce1">
            <text:p>7,04104E+14</text:p>
          </table:table-cell>
          <table:table-cell office:value-type="string" table:style-name="ce1">
            <text:p>(81) 98723-315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isneiros</text:p>
          </table:table-cell>
          <table:table-cell office:value-type="float" office:value="1325" table:style-name="ce1">
            <text:p>1325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64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.55" table:style-name="ce1">
            <text:p>78,55</text:p>
          </table:table-cell>
          <table:table-cell office:value-type="float" office:value="164" table:style-name="ce1">
            <text:p>164</text:p>
          </table:table-cell>
          <table:table-cell office:value-type="date" office:date-value="2025-07-21T00:00:00" table:style-name="ce2">
            <text:p>21/07/2025</text:p>
          </table:table-cell>
          <table:table-cell office:value-type="string" table:style-name="ce1">
            <text:p>90/6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Habitual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URDIANE BEZERRA SANTOS</text:p>
          </table:table-cell>
          <table:table-cell office:value-type="date" office:date-value="1988-04-28T00:00:00" table:style-name="ce2">
            <text:p>28/04/1988</text:p>
          </table:table-cell>
          <table:table-cell office:value-type="string" table:style-name="ce1">
            <text:p>37 anos e 4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3.690.604-54</text:p>
          </table:table-cell>
          <table:table-cell office:value-type="float" office:value="200334099050009" table:style-name="ce1">
            <text:p>2,00334E+14</text:p>
          </table:table-cell>
          <table:table-cell office:value-type="string" table:style-name="ce1">
            <text:p>(00) 00000-00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órrego josé grande</text:p>
          </table:table-cell>
          <table:table-cell office:value-type="float" office:value="1356" table:style-name="ce1">
            <text:p>1356</text:p>
          </table:table-cell>
          <table:table-cell office:value-type="string" table:style-name="ce1">
            <text:p>CASA C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4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.099999999999994" table:style-name="ce1">
            <text:p>68,1</text:p>
          </table:table-cell>
          <table:table-cell office:value-type="float" office:value="153" table:style-name="ce1">
            <text:p>153</text:p>
          </table:table-cell>
          <table:table-cell office:value-type="date" office:date-value="2025-02-27T00:00:00" table:style-name="ce2">
            <text:p>27/02/2025</text:p>
          </table:table-cell>
          <table:table-cell office:value-type="string" table:style-name="ce1">
            <text:p>110/70</text:p>
          </table:table-cell>
          <table:table-cell office:value-type="date" office:date-value="2025-02-27T00:00:00" table:style-name="ce2">
            <text:p>27/02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ESSIKA CHRISTINNA FERREIRA MATOS BARBOSA</text:p>
          </table:table-cell>
          <table:table-cell office:value-type="date" office:date-value="1990-11-15T00:00:00" table:style-name="ce2">
            <text:p>15/11/1990</text:p>
          </table:table-cell>
          <table:table-cell office:value-type="string" table:style-name="ce1">
            <text:p>34 anos e 9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69.086.444-21</text:p>
          </table:table-cell>
          <table:table-cell office:value-type="float" office:value="708002891795423" table:style-name="ce1">
            <text:p>7,08003E+14</text:p>
          </table:table-cell>
          <table:table-cell office:value-type="string" table:style-name="ce1">
            <text:p>(81) 98696-05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349-131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isneiros</text:p>
          </table:table-cell>
          <table:table-cell office:value-type="float" office:value="1461" table:style-name="ce1">
            <text:p>1461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64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3.4" table:style-name="ce1">
            <text:p>83,4</text:p>
          </table:table-cell>
          <table:table-cell office:value-type="float" office:value="164" table:style-name="ce1">
            <text:p>164</text:p>
          </table:table-cell>
          <table:table-cell office:value-type="date" office:date-value="2023-04-20T00:00:00" table:style-name="ce2">
            <text:p>20/04/2023</text:p>
          </table:table-cell>
          <table:table-cell office:value-type="string" table:style-name="ce1">
            <text:p>100/60</text:p>
          </table:table-cell>
          <table:table-cell office:value-type="date" office:date-value="2023-04-20T00:00:00" table:style-name="ce2">
            <text:p>20/04/2023</text:p>
          </table:table-cell>
          <table:table-cell office:value-type="string" table:style-name="ce1">
            <text:p>Habitual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RISCILA BATISTA ALVES</text:p>
          </table:table-cell>
          <table:table-cell office:value-type="date" office:date-value="1998-05-22T00:00:00" table:style-name="ce2">
            <text:p>22/05/1998</text:p>
          </table:table-cell>
          <table:table-cell office:value-type="string" table:style-name="ce1">
            <text:p>27 anos e 3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5.954.004-95</text:p>
          </table:table-cell>
          <table:table-cell office:value-type="float" office:value="701106824229980" table:style-name="ce1">
            <text:p>7,01107E+14</text:p>
          </table:table-cell>
          <table:table-cell office:value-type="string" table:style-name="ce1">
            <text:p>(81) 98427-85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órrego josé grande</text:p>
          </table:table-cell>
          <table:table-cell office:value-type="float" office:value="1572" table:style-name="ce1">
            <text:p>157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RISCILA CRISTINE DOS SANTOS SILVA</text:p>
          </table:table-cell>
          <table:table-cell office:value-type="date" office:date-value="1993-05-01T00:00:00" table:style-name="ce2">
            <text:p>01/05/1993</text:p>
          </table:table-cell>
          <table:table-cell office:value-type="string" table:style-name="ce1">
            <text:p>32 anos e 4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3.740.694-18</text:p>
          </table:table-cell>
          <table:table-cell office:value-type="float" office:value="702401034442020" table:style-name="ce1">
            <text:p>7,02401E+14</text:p>
          </table:table-cell>
          <table:table-cell office:value-type="string" table:style-name="ce1">
            <text:p>(81) 99546-21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órrego josé grande</text:p>
          </table:table-cell>
          <table:table-cell office:value-type="float" office:value="596" table:style-name="ce1">
            <text:p>596</text:p>
          </table:table-cell>
          <table:table-cell office:value-type="string" table:style-name="ce1">
            <text:p>CASA C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40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2.6" table:style-name="ce1">
            <text:p>92,6</text:p>
          </table:table-cell>
          <table:table-cell office:value-type="float" office:value="160" table:style-name="ce1">
            <text:p>160</text:p>
          </table:table-cell>
          <table:table-cell office:value-type="date" office:date-value="2023-10-19T00:00:00" table:style-name="ce2">
            <text:p>19/10/2023</text:p>
          </table:table-cell>
          <table:table-cell office:value-type="string" table:style-name="ce1">
            <text:p>110/70</text:p>
          </table:table-cell>
          <table:table-cell office:value-type="date" office:date-value="2025-02-03T00:00:00" table:style-name="ce2">
            <text:p>03/02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OSANGELA DOS SANTOS NASCIMENTO</text:p>
          </table:table-cell>
          <table:table-cell office:value-type="date" office:date-value="1986-09-21T00:00:00" table:style-name="ce2">
            <text:p>21/09/1986</text:p>
          </table:table-cell>
          <table:table-cell office:value-type="string" table:style-name="ce1">
            <text:p>38 anos e 11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9.178.764-61</text:p>
          </table:table-cell>
          <table:table-cell office:value-type="float" office:value="704102221841480" table:style-name="ce1">
            <text:p>7,04102E+14</text:p>
          </table:table-cell>
          <table:table-cell office:value-type="string" table:style-name="ce1">
            <text:p>(81) 98490-510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444-047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oldado carlos humbert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BOMBA DO HEMETER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62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4.7" table:style-name="ce1">
            <text:p>54,7</text:p>
          </table:table-cell>
          <table:table-cell office:value-type="float" office:value="168" table:style-name="ce1">
            <text:p>168</text:p>
          </table:table-cell>
          <table:table-cell office:value-type="date" office:date-value="2024-07-30T00:00:00" table:style-name="ce2">
            <text:p>30/07/2024</text:p>
          </table:table-cell>
          <table:table-cell office:value-type="string" table:style-name="ce1">
            <text:p>90/60</text:p>
          </table:table-cell>
          <table:table-cell office:value-type="date" office:date-value="2024-07-30T00:00:00" table:style-name="ce2">
            <text:p>30/07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" table:style-name="ce1">
            <text:p>6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CARLA FARIAS DE LIMA</text:p>
          </table:table-cell>
          <table:table-cell office:value-type="date" office:date-value="1987-01-17T00:00:00" table:style-name="ce2">
            <text:p>17/01/1987</text:p>
          </table:table-cell>
          <table:table-cell office:value-type="string" table:style-name="ce1">
            <text:p>38 anos e 7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8.761.704-04</text:p>
          </table:table-cell>
          <table:table-cell office:value-type="float" office:value="708609097719083" table:style-name="ce1">
            <text:p>7,08609E+14</text:p>
          </table:table-cell>
          <table:table-cell office:value-type="string" table:style-name="ce1">
            <text:p>(81) 99680-41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ão jerônimo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CASA B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97</text:p>
          </table:table-cell>
          <table:table-cell office:value-type="float" office:value="13" table:style-name="ce1">
            <text:p>13</text:p>
          </table:table-cell>
          <table:table-cell office:value-type="float" office:value="31" table:style-name="ce1">
            <text:p>31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5.6" table:style-name="ce1">
            <text:p>95,6</text:p>
          </table:table-cell>
          <table:table-cell office:value-type="float" office:value="175" table:style-name="ce1">
            <text:p>175</text:p>
          </table:table-cell>
          <table:table-cell office:value-type="date" office:date-value="2023-01-19T00:00:00" table:style-name="ce2">
            <text:p>19/01/2023</text:p>
          </table:table-cell>
          <table:table-cell office:value-type="string" table:style-name="ce1">
            <text:p>90/60</text:p>
          </table:table-cell>
          <table:table-cell office:value-type="date" office:date-value="2023-01-19T00:00:00" table:style-name="ce2">
            <text:p>19/01/2023</text:p>
          </table:table-cell>
          <table:table-cell office:value-type="string" table:style-name="ce1">
            <text:p>Habitual</text:p>
          </table:table-cell>
          <table:table-cell office:value-type="float" office:value="152" table:style-name="ce1">
            <text:p>152</text:p>
          </table:table-cell>
          <table:table-cell office:value-type="float" office:value="1" table:style-name="ce1">
            <text:p>1</text:p>
          </table:table-cell>
          <table:table-cell office:value-type="float" office:value="152" table:style-name="ce1">
            <text:p>15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CAROLINA SIFRONIO DE ANDRADE</text:p>
          </table:table-cell>
          <table:table-cell office:value-type="date" office:date-value="1995-04-16T00:00:00" table:style-name="ce2">
            <text:p>16/04/1995</text:p>
          </table:table-cell>
          <table:table-cell office:value-type="string" table:style-name="ce1">
            <text:p>30 anos e 4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8.305.564-00</text:p>
          </table:table-cell>
          <table:table-cell office:value-type="float" office:value="704207283146283" table:style-name="ce1">
            <text:p>7,04207E+14</text:p>
          </table:table-cell>
          <table:table-cell office:value-type="string" table:style-name="ce1">
            <text:p>(81) 98528-169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528-169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to calçados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E BONIFA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141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599999999999994" table:style-name="ce1">
            <text:p>73,6</text:p>
          </table:table-cell>
          <table:table-cell office:value-type="float" office:value="154" table:style-name="ce1">
            <text:p>154</text:p>
          </table:table-cell>
          <table:table-cell office:value-type="date" office:date-value="2023-12-20T00:00:00" table:style-name="ce2">
            <text:p>20/12/2023</text:p>
          </table:table-cell>
          <table:table-cell office:value-type="string" table:style-name="ce1">
            <text:p>100/60</text:p>
          </table:table-cell>
          <table:table-cell office:value-type="date" office:date-value="2024-01-12T00:00:00" table:style-name="ce2">
            <text:p>12/01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4" table:style-name="ce1">
            <text:p>124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ESSICA SILVA NASCIMENTO</text:p>
          </table:table-cell>
          <table:table-cell office:value-type="date" office:date-value="1992-05-20T00:00:00" table:style-name="ce2">
            <text:p>20/05/1992</text:p>
          </table:table-cell>
          <table:table-cell office:value-type="string" table:style-name="ce1">
            <text:p>33 anos e 3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3.860.184-30</text:p>
          </table:table-cell>
          <table:table-cell office:value-type="float" office:value="203104610430009" table:style-name="ce1">
            <text:p>2,03105E+14</text:p>
          </table:table-cell>
          <table:table-cell office:value-type="string" table:style-name="ce1">
            <text:p>(81) 99536-6833</text:p>
          </table:table-cell>
          <table:table-cell office:value-type="string" table:style-name="ce1">
            <text:p>(81) 99536-6833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çuper</text:p>
          </table:table-cell>
          <table:table-cell office:value-type="float" office:value="298" table:style-name="ce1">
            <text:p>298</text:p>
          </table:table-cell>
          <table:table-cell office:value-type="string" table:style-name="ce1">
            <text:p>CASA B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5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.599999999999994" table:style-name="ce1">
            <text:p>68,6</text:p>
          </table:table-cell>
          <table:table-cell office:value-type="float" office:value="160" table:style-name="ce1">
            <text:p>160</text:p>
          </table:table-cell>
          <table:table-cell office:value-type="date" office:date-value="2023-10-20T00:00:00" table:style-name="ce2">
            <text:p>20/10/2023</text:p>
          </table:table-cell>
          <table:table-cell office:value-type="string" table:style-name="ce1">
            <text:p>100/60</text:p>
          </table:table-cell>
          <table:table-cell office:value-type="date" office:date-value="2023-10-20T00:00:00" table:style-name="ce2">
            <text:p>20/10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4" table:style-name="ce1">
            <text:p>11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RISSA CRISTINA ALVES DE SOUZA</text:p>
          </table:table-cell>
          <table:table-cell office:value-type="date" office:date-value="1996-09-02T00:00:00" table:style-name="ce2">
            <text:p>02/09/1996</text:p>
          </table:table-cell>
          <table:table-cell office:value-type="string" table:style-name="ce1">
            <text:p>28 anos e 11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6.238.024-57</text:p>
          </table:table-cell>
          <table:table-cell office:value-type="float" office:value="707406048095471" table:style-name="ce1">
            <text:p>7,07406E+14</text:p>
          </table:table-cell>
          <table:table-cell office:value-type="string" table:style-name="ce1">
            <text:p>(81) 98413-4687</text:p>
          </table:table-cell>
          <table:table-cell office:value-type="string" table:style-name="ce1">
            <text:p>(81) 93304-0102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ão jerônimo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CASA H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9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1.15" table:style-name="ce1">
            <text:p>91,15</text:p>
          </table:table-cell>
          <table:table-cell office:value-type="float" office:value="160" table:style-name="ce1">
            <text:p>160</text:p>
          </table:table-cell>
          <table:table-cell office:value-type="date" office:date-value="2017-09-29T00:00:00" table:style-name="ce2">
            <text:p>29/09/2017</text:p>
          </table:table-cell>
          <table:table-cell office:value-type="string" table:style-name="ce1">
            <text:p>120/80</text:p>
          </table:table-cell>
          <table:table-cell office:value-type="date" office:date-value="2018-12-27T00:00:00" table:style-name="ce2">
            <text:p>27/12/2018</text:p>
          </table:table-cell>
          <table:table-cell office:value-type="string" table:style-name="ce1">
            <text:p>Habitual</text:p>
          </table:table-cell>
          <table:table-cell office:value-type="float" office:value="449" table:style-name="ce1">
            <text:p>449</text:p>
          </table:table-cell>
          <table:table-cell office:value-type="float" office:value="1" table:style-name="ce1">
            <text:p>1</text:p>
          </table:table-cell>
          <table:table-cell office:value-type="float" office:value="449" table:style-name="ce1">
            <text:p>449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ELANIA DA SILVA</text:p>
          </table:table-cell>
          <table:table-cell office:value-type="date" office:date-value="1988-08-12T00:00:00" table:style-name="ce2">
            <text:p>12/08/1988</text:p>
          </table:table-cell>
          <table:table-cell office:value-type="string" table:style-name="ce1">
            <text:p>37 ano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6.203.874-05</text:p>
          </table:table-cell>
          <table:table-cell office:value-type="float" office:value="709803069499695" table:style-name="ce1">
            <text:p>7,09803E+14</text:p>
          </table:table-cell>
          <table:table-cell office:value-type="string" table:style-name="ce1">
            <text:p>(81) 9999-999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ão jerônimo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97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8" table:style-name="ce1">
            <text:p>58</text:p>
          </table:table-cell>
          <table:table-cell office:value-type="float" office:value="157" table:style-name="ce1">
            <text:p>157</text:p>
          </table:table-cell>
          <table:table-cell office:value-type="date" office:date-value="2021-04-27T00:00:00" table:style-name="ce2">
            <text:p>27/04/2021</text:p>
          </table:table-cell>
          <table:table-cell office:value-type="string" table:style-name="ce1">
            <text:p>100/70</text:p>
          </table:table-cell>
          <table:table-cell office:value-type="date" office:date-value="2021-05-25T00:00:00" table:style-name="ce2">
            <text:p>25/05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0" table:style-name="ce1">
            <text:p>260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KATLIN MARTINS PEREIRA DA SILVA</text:p>
          </table:table-cell>
          <table:table-cell office:value-type="date" office:date-value="1995-02-13T00:00:00" table:style-name="ce2">
            <text:p>13/02/1995</text:p>
          </table:table-cell>
          <table:table-cell office:value-type="string" table:style-name="ce1">
            <text:p>30 anos e 6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0.657.154-12</text:p>
          </table:table-cell>
          <table:table-cell office:value-type="float" office:value="700003977673801" table:style-name="ce1">
            <text:p>7,00004E+14</text:p>
          </table:table-cell>
          <table:table-cell office:value-type="string" table:style-name="ce1">
            <text:p>(81) 99868-66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planada</text:p>
          </table:table-cell>
          <table:table-cell office:value-type="float" office:value="3827" table:style-name="ce1">
            <text:p>38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SANTA TEREZINH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8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9.8" table:style-name="ce1">
            <text:p>79,8</text:p>
          </table:table-cell>
          <table:table-cell office:value-type="float" office:value="157" table:style-name="ce1">
            <text:p>157</text:p>
          </table:table-cell>
          <table:table-cell office:value-type="date" office:date-value="2025-07-23T00:00:00" table:style-name="ce2">
            <text:p>23/07/2025</text:p>
          </table:table-cell>
          <table:table-cell office:value-type="string" table:style-name="ce1">
            <text:p>100/70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Habitual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QUEZIA DA CONCEIÇÃO DA LUZ</text:p>
          </table:table-cell>
          <table:table-cell office:value-type="date" office:date-value="2007-04-07T00:00:00" table:style-name="ce2">
            <text:p>07/04/2007</text:p>
          </table:table-cell>
          <table:table-cell office:value-type="string" table:style-name="ce1">
            <text:p>18 anos e 4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9.833.234-32</text:p>
          </table:table-cell>
          <table:table-cell office:value-type="float" office:value="898001012981594" table:style-name="ce1">
            <text:p>8,98001E+14</text:p>
          </table:table-cell>
          <table:table-cell office:value-type="string" table:style-name="ce1">
            <text:p>(81) 98750-92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ua chafariz</text:p>
          </table:table-cell>
          <table:table-cell office:value-type="float" office:value="3724" table:style-name="ce1">
            <text:p>37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66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8.4" table:style-name="ce1">
            <text:p>48,4</text:p>
          </table:table-cell>
          <table:table-cell office:value-type="float" office:value="151" table:style-name="ce1">
            <text:p>151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105/45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ANDRIELLY DA SILVA</text:p>
          </table:table-cell>
          <table:table-cell office:value-type="date" office:date-value="2000-11-10T00:00:00" table:style-name="ce2">
            <text:p>10/11/2000</text:p>
          </table:table-cell>
          <table:table-cell office:value-type="string" table:style-name="ce1">
            <text:p>24 anos e 9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5.104.474-74</text:p>
          </table:table-cell>
          <table:table-cell office:value-type="float" office:value="706204048534760" table:style-name="ce1">
            <text:p>7,06204E+14</text:p>
          </table:table-cell>
          <table:table-cell office:value-type="string" table:style-name="ce1">
            <text:p>(81) 98574-554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planada</text:p>
          </table:table-cell>
          <table:table-cell office:value-type="float" office:value="3837" table:style-name="ce1">
            <text:p>383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SANTA TEREZINH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.55" table:style-name="ce1">
            <text:p>60,55</text:p>
          </table:table-cell>
          <table:table-cell office:value-type="float" office:value="158" table:style-name="ce1">
            <text:p>158</text:p>
          </table:table-cell>
          <table:table-cell office:value-type="date" office:date-value="2022-03-18T00:00:00" table:style-name="ce2">
            <text:p>18/03/2022</text:p>
          </table:table-cell>
          <table:table-cell office:value-type="string" table:style-name="ce1">
            <text:p>90/60</text:p>
          </table:table-cell>
          <table:table-cell office:value-type="date" office:date-value="2022-03-18T00:00:00" table:style-name="ce2">
            <text:p>18/03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6" table:style-name="ce1">
            <text:p>21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TEFHANY RAYANE DAMASCENA SILVA</text:p>
          </table:table-cell>
          <table:table-cell office:value-type="date" office:date-value="1999-03-11T00:00:00" table:style-name="ce2">
            <text:p>11/03/1999</text:p>
          </table:table-cell>
          <table:table-cell office:value-type="string" table:style-name="ce1">
            <text:p>26 anos e 5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4.449.204-55</text:p>
          </table:table-cell>
          <table:table-cell office:value-type="float" office:value="700004005859504" table:style-name="ce1">
            <text:p>7,00004E+14</text:p>
          </table:table-cell>
          <table:table-cell office:value-type="string" table:style-name="ce1">
            <text:p>(81) 98575-98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ua brejo de areia</text:p>
          </table:table-cell>
          <table:table-cell office:value-type="float" office:value="3824" table:style-name="ce1">
            <text:p>38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1.1" table:style-name="ce1">
            <text:p>101,1</text:p>
          </table:table-cell>
          <table:table-cell office:value-type="float" office:value="160" table:style-name="ce1">
            <text:p>160</text:p>
          </table:table-cell>
          <table:table-cell office:value-type="date" office:date-value="2021-08-18T00:00:00" table:style-name="ce2">
            <text:p>18/08/2021</text:p>
          </table:table-cell>
          <table:table-cell office:value-type="string" table:style-name="ce1">
            <text:p>120/80</text:p>
          </table:table-cell>
          <table:table-cell office:value-type="date" office:date-value="2021-08-18T00:00:00" table:style-name="ce2">
            <text:p>18/08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96" table:style-name="ce1">
            <text:p>396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LIA KLEISY MARTINS BARROZO</text:p>
          </table:table-cell>
          <table:table-cell office:value-type="date" office:date-value="1997-11-25T00:00:00" table:style-name="ce2">
            <text:p>25/11/1997</text:p>
          </table:table-cell>
          <table:table-cell office:value-type="string" table:style-name="ce1">
            <text:p>27 anos e 9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1.707.444-78</text:p>
          </table:table-cell>
          <table:table-cell office:value-type="float" office:value="706809296924428" table:style-name="ce1">
            <text:p>7,06809E+14</text:p>
          </table:table-cell>
          <table:table-cell office:value-type="string" table:style-name="ce1">
            <text:p>(81) 95956-565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989-895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ua chafariz</text:p>
          </table:table-cell>
          <table:table-cell office:value-type="float" office:value="3716" table:style-name="ce1">
            <text:p>3716</text:p>
          </table:table-cell>
          <table:table-cell office:value-type="string" table:style-name="ce1">
            <text:p>CASA B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66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.6" table:style-name="ce1">
            <text:p>85,6</text:p>
          </table:table-cell>
          <table:table-cell office:value-type="float" office:value="163" table:style-name="ce1">
            <text:p>163</text:p>
          </table:table-cell>
          <table:table-cell office:value-type="date" office:date-value="2022-12-12T00:00:00" table:style-name="ce2">
            <text:p>12/12/2022</text:p>
          </table:table-cell>
          <table:table-cell office:value-type="string" table:style-name="ce1">
            <text:p>120/80</text:p>
          </table:table-cell>
          <table:table-cell office:value-type="date" office:date-value="2022-12-12T00:00:00" table:style-name="ce2">
            <text:p>12/12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7" table:style-name="ce1">
            <text:p>177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ANESSA PEREIRA DE OLIVEIRA BORGES</text:p>
          </table:table-cell>
          <table:table-cell office:value-type="date" office:date-value="1991-05-30T00:00:00" table:style-name="ce2">
            <text:p>30/05/1991</text:p>
          </table:table-cell>
          <table:table-cell office:value-type="string" table:style-name="ce1">
            <text:p>34 anos e 3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77.733.844-01</text:p>
          </table:table-cell>
          <table:table-cell office:value-type="float" office:value="705007670577555" table:style-name="ce1">
            <text:p>7,05008E+14</text:p>
          </table:table-cell>
          <table:table-cell office:value-type="string" table:style-name="ce1">
            <text:p>(81) 98566-936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ua brejo de arei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8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.3" table:style-name="ce1">
            <text:p>85,3</text:p>
          </table:table-cell>
          <table:table-cell office:value-type="float" office:value="169" table:style-name="ce1">
            <text:p>169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100/80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Habitual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RLA ROCHA DA SILVA</text:p>
          </table:table-cell>
          <table:table-cell office:value-type="date" office:date-value="1991-08-27T00:00:00" table:style-name="ce2">
            <text:p>27/08/1991</text:p>
          </table:table-cell>
          <table:table-cell office:value-type="string" table:style-name="ce1">
            <text:p>34 ano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0.954.364-03</text:p>
          </table:table-cell>
          <table:table-cell office:value-type="float" office:value="708601585080386" table:style-name="ce1">
            <text:p>7,08602E+14</text:p>
          </table:table-cell>
          <table:table-cell office:value-type="string" table:style-name="ce1">
            <text:p>(81) 98437-214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ário de andrade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SANTA TEREZINH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150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.95" table:style-name="ce1">
            <text:p>72,95</text:p>
          </table:table-cell>
          <table:table-cell office:value-type="float" office:value="155" table:style-name="ce1">
            <text:p>155</text:p>
          </table:table-cell>
          <table:table-cell office:value-type="date" office:date-value="2022-08-10T00:00:00" table:style-name="ce2">
            <text:p>10/08/2022</text:p>
          </table:table-cell>
          <table:table-cell office:value-type="string" table:style-name="ce1">
            <text:p>100/60</text:p>
          </table:table-cell>
          <table:table-cell office:value-type="date" office:date-value="2022-08-10T00:00:00" table:style-name="ce2">
            <text:p>10/08/2022</text:p>
          </table:table-cell>
          <table:table-cell office:value-type="string" table:style-name="ce1">
            <text:p>Habitual</text:p>
          </table:table-cell>
          <table:table-cell office:value-type="float" office:value="199" table:style-name="ce1">
            <text:p>199</text:p>
          </table:table-cell>
          <table:table-cell office:value-type="float" office:value="5" table:style-name="ce1">
            <text:p>5</text:p>
          </table:table-cell>
          <table:table-cell office:value-type="float" office:value="199" table:style-name="ce1">
            <text:p>199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LAUDIA MARIA CORDEIRO DA SILVA</text:p>
          </table:table-cell>
          <table:table-cell office:value-type="date" office:date-value="1991-05-03T00:00:00" table:style-name="ce2">
            <text:p>03/05/1991</text:p>
          </table:table-cell>
          <table:table-cell office:value-type="string" table:style-name="ce1">
            <text:p>34 anos e 3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7.575.194-82</text:p>
          </table:table-cell>
          <table:table-cell office:value-type="float" office:value="705809408411534" table:style-name="ce1">
            <text:p>7,05809E+14</text:p>
          </table:table-cell>
          <table:table-cell office:value-type="string" table:style-name="ce1">
            <text:p>(81) 99215-19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ário de andrade</text:p>
          </table:table-cell>
          <table:table-cell office:value-type="string" table:style-name="ce1">
            <text:p>03C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SANTA TEREZINH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1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60</text:p>
          </table:table-cell>
          <table:table-cell office:value-type="date" office:date-value="2019-11-26T00:00:00" table:style-name="ce2">
            <text:p>26/11/2019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26" table:style-name="ce1">
            <text:p>32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ISA RAQUEL DO NORTE SILVA</text:p>
          </table:table-cell>
          <table:table-cell office:value-type="date" office:date-value="1992-09-22T00:00:00" table:style-name="ce2">
            <text:p>22/09/1992</text:p>
          </table:table-cell>
          <table:table-cell office:value-type="string" table:style-name="ce1">
            <text:p>32 anos e 11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99.277.454-35</text:p>
          </table:table-cell>
          <table:table-cell office:value-type="float" office:value="700006867770406" table:style-name="ce1">
            <text:p>7,00007E+14</text:p>
          </table:table-cell>
          <table:table-cell office:value-type="string" table:style-name="ce1">
            <text:p>(81) 98669-469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ário de andrade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LTO SANTA TEREZINH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1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.95" table:style-name="ce1">
            <text:p>74,95</text:p>
          </table:table-cell>
          <table:table-cell office:value-type="float" office:value="155" table:style-name="ce1">
            <text:p>155</text:p>
          </table:table-cell>
          <table:table-cell office:value-type="date" office:date-value="2022-04-27T00:00:00" table:style-name="ce2">
            <text:p>27/04/2022</text:p>
          </table:table-cell>
          <table:table-cell office:value-type="string" table:style-name="ce1">
            <text:p>90/60</text:p>
          </table:table-cell>
          <table:table-cell office:value-type="date" office:date-value="2022-04-27T00:00:00" table:style-name="ce2">
            <text:p>27/04/2022</text:p>
          </table:table-cell>
          <table:table-cell office:value-type="string" table:style-name="ce1">
            <text:p>Alto</text:p>
          </table:table-cell>
          <table:table-cell office:value-type="float" office:value="195" table:style-name="ce1">
            <text:p>195</text:p>
          </table:table-cell>
          <table:table-cell office:value-type="float" office:value="2" table:style-name="ce1">
            <text:p>2</text:p>
          </table:table-cell>
          <table:table-cell office:value-type="float" office:value="195" table:style-name="ce1">
            <text:p>19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NAINA MENDES DE BARROS</text:p>
          </table:table-cell>
          <table:table-cell office:value-type="date" office:date-value="1983-06-02T00:00:00" table:style-name="ce2">
            <text:p>02/06/1983</text:p>
          </table:table-cell>
          <table:table-cell office:value-type="string" table:style-name="ce1">
            <text:p>42 anos e 2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51.979.074-01</text:p>
          </table:table-cell>
          <table:table-cell office:value-type="float" office:value="709606629938278" table:style-name="ce1">
            <text:p>7,09607E+14</text:p>
          </table:table-cell>
          <table:table-cell office:value-type="string" table:style-name="ce1">
            <text:p>(81) 98337-08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apetim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LTO SANTA TEREZINH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91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.5" table:style-name="ce1">
            <text:p>74,5</text:p>
          </table:table-cell>
          <table:table-cell office:value-type="float" office:value="160" table:style-name="ce1">
            <text:p>160</text:p>
          </table:table-cell>
          <table:table-cell office:value-type="date" office:date-value="2016-10-28T00:00:00" table:style-name="ce2">
            <text:p>28/10/2016</text:p>
          </table:table-cell>
          <table:table-cell office:value-type="string" table:style-name="ce1">
            <text:p>100/60</text:p>
          </table:table-cell>
          <table:table-cell office:value-type="date" office:date-value="2016-10-28T00:00:00" table:style-name="ce2">
            <text:p>28/10/2016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92" table:style-name="ce1">
            <text:p>49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IEDJA MARTINS DE LIMA</text:p>
          </table:table-cell>
          <table:table-cell office:value-type="date" office:date-value="1992-12-22T00:00:00" table:style-name="ce2">
            <text:p>22/12/1992</text:p>
          </table:table-cell>
          <table:table-cell office:value-type="string" table:style-name="ce1">
            <text:p>32 anos e 8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11.879.814-78</text:p>
          </table:table-cell>
          <table:table-cell office:value-type="float" office:value="700504175992359" table:style-name="ce1">
            <text:p>7,00504E+14</text:p>
          </table:table-cell>
          <table:table-cell office:value-type="string" table:style-name="ce1">
            <text:p>(81) 98700-43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apetim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LTO SANTA TEREZINH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91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2.35" table:style-name="ce1">
            <text:p>112,35</text:p>
          </table:table-cell>
          <table:table-cell office:value-type="float" office:value="163" table:style-name="ce1">
            <text:p>163</text:p>
          </table:table-cell>
          <table:table-cell office:value-type="date" office:date-value="2023-03-21T00:00:00" table:style-name="ce2">
            <text:p>21/03/2023</text:p>
          </table:table-cell>
          <table:table-cell office:value-type="string" table:style-name="ce1">
            <text:p>120/80</text:p>
          </table:table-cell>
          <table:table-cell office:value-type="date" office:date-value="2023-04-04T00:00:00" table:style-name="ce2">
            <text:p>04/04/2023</text:p>
          </table:table-cell>
          <table:table-cell office:value-type="string" table:style-name="ce1">
            <text:p>Habitual</text:p>
          </table:table-cell>
          <table:table-cell office:value-type="float" office:value="163" table:style-name="ce1">
            <text:p>163</text:p>
          </table:table-cell>
          <table:table-cell office:value-type="float" office:value="2" table:style-name="ce1">
            <text:p>2</text:p>
          </table:table-cell>
          <table:table-cell office:value-type="float" office:value="162" table:style-name="ce1">
            <text:p>16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MIRES SOUZA DOS SANTOS</text:p>
          </table:table-cell>
          <table:table-cell office:value-type="date" office:date-value="1988-09-23T00:00:00" table:style-name="ce2">
            <text:p>23/09/1988</text:p>
          </table:table-cell>
          <table:table-cell office:value-type="string" table:style-name="ce1">
            <text:p>36 anos e 11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076.094.334-62</text:p>
          </table:table-cell>
          <table:table-cell office:value-type="float" office:value="707601207045493" table:style-name="ce1">
            <text:p>7,07601E+14</text:p>
          </table:table-cell>
          <table:table-cell office:value-type="string" table:style-name="ce1">
            <text:p>(81) 98862-506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ário de andrad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LTO SANTA TEREZINH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150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2/90</text:p>
          </table:table-cell>
          <table:table-cell office:value-type="date" office:date-value="2024-02-22T00:00:00" table:style-name="ce2">
            <text:p>22/02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4" table:style-name="ce1">
            <text:p>134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DREZA GOMES DE SOUZA</text:p>
          </table:table-cell>
          <table:table-cell office:value-type="date" office:date-value="1994-11-25T00:00:00" table:style-name="ce2">
            <text:p>25/11/1994</text:p>
          </table:table-cell>
          <table:table-cell office:value-type="string" table:style-name="ce1">
            <text:p>30 anos e 9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SEM INFORMAÇÃO</text:p>
          </table:table-cell>
          <table:table-cell office:value-type="string" table:style-name="ce1">
            <text:p>113.457.194-18</text:p>
          </table:table-cell>
          <table:table-cell office:value-type="float" office:value="705009463505453" table:style-name="ce1">
            <text:p>7,05009E+14</text:p>
          </table:table-cell>
          <table:table-cell office:value-type="string" table:style-name="ce1">
            <text:p>(87) 7733-626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Hidrolând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273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.900000000000006" table:style-name="ce1">
            <text:p>77,9</text:p>
          </table:table-cell>
          <table:table-cell office:value-type="float" office:value="164" table:style-name="ce1">
            <text:p>164</text:p>
          </table:table-cell>
          <table:table-cell office:value-type="date" office:date-value="2025-02-11T00:00:00" table:style-name="ce2">
            <text:p>11/02/2025</text:p>
          </table:table-cell>
          <table:table-cell office:value-type="string" table:style-name="ce1">
            <text:p>114/75</text:p>
          </table:table-cell>
          <table:table-cell office:value-type="date" office:date-value="2025-04-29T00:00:00" table:style-name="ce2">
            <text:p>29/04/2025</text:p>
          </table:table-cell>
          <table:table-cell office:value-type="string" table:style-name="ce1">
            <text:p>Habitual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0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1">
      <number:day number:style="long"/>
      <number:text>/</number:text>
      <number:month number:textual="true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7T10:40:16Z</meta:creation-date>
    <dc:date>2025-09-17T10:40:16Z</dc:date>
  </office:meta>
</office:document-meta>
</file>